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10pt" fo:language="en" fo:country="US" officeooo:paragraph-rsid="00027a2d" style:font-size-asian="10pt"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3"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4"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5"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7" style:family="paragraph" style:parent-style-name="Standard">
      <style:text-properties style:font-name="Arial" fo:font-size="13pt" fo:language="en" fo:country="GB" fo:font-weight="bold" officeooo:paragraph-rsid="00018ea6" style:font-size-asian="13pt" style:font-weight-asian="bold" style:font-name-complex="Century Gothic" style:font-size-complex="13pt"/>
    </style:style>
    <style:style style:name="P8"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199e18" style:font-size-asian="10pt" style:font-weight-asian="bold" style:font-name-complex="Century Gothic"/>
    </style:style>
    <style:style style:name="P9"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329698" style:font-size-asian="10pt" style:font-weight-asian="bold" style:font-name-complex="Century Gothic" style:font-weight-complex="bold"/>
    </style:style>
    <style:style style:name="P10"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329698" style:font-size-asian="10pt" style:font-weight-asian="normal" style:font-name-complex="Century Gothic" style:font-weight-complex="normal"/>
    </style:style>
    <style:style style:name="P11"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paragraph-rsid="003e86e9" style:font-size-asian="10pt" style:font-weight-asian="normal" style:font-name-complex="Century Gothic" style:font-weight-complex="normal"/>
    </style:style>
    <style:style style:name="P12"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1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language="en" fo:country="US" officeooo:paragraph-rsid="004019bc" style:font-size-asian="10pt" style:font-name-complex="Century Gothic" style:font-size-complex="10pt"/>
    </style:style>
    <style:style style:name="P14" style:family="paragraph" style:parent-style-name="Standard">
      <style:text-properties style:font-name="Century Gothic" fo:font-size="10pt" fo:language="en" fo:country="US" officeooo:paragraph-rsid="004019bc" style:font-size-asian="10pt" style:font-name-complex="Century Gothic" style:font-size-complex="10pt"/>
    </style:style>
    <style:style style:name="P15" style:family="paragraph" style:parent-style-name="Standard">
      <style:text-properties style:font-name="Century Gothic" fo:font-size="10pt" fo:language="en" fo:country="US" officeooo:paragraph-rsid="004814e3" style:font-size-asian="10pt" style:font-name-complex="Century Gothic" style:font-size-complex="10pt"/>
    </style:style>
    <style:style style:name="P16" style:family="paragraph" style:parent-style-name="Standard">
      <style:text-properties style:font-name="Century Gothic" fo:font-size="10pt" fo:language="en" fo:country="US" officeooo:paragraph-rsid="0049d7b6" style:font-size-asian="10pt" style:font-name-complex="Century Gothic" style:font-size-complex="10pt"/>
    </style:style>
    <style:style style:name="P17" style:family="paragraph" style:parent-style-name="Standard">
      <style:paragraph-properties fo:text-align="justify" style:justify-single-word="false"/>
      <style:text-properties style:font-name="Century Gothic" fo:font-size="10pt" fo:language="en" fo:country="US" fo:font-weight="bold" officeooo:paragraph-rsid="004019bc" style:font-size-asian="10pt" style:font-weight-asian="bold" style:font-name-complex="Century Gothic" style:font-size-complex="10pt"/>
    </style:style>
    <style:style style:name="P18" style:family="paragraph" style:parent-style-name="Standard">
      <style:text-properties style:font-name="Century Gothic" fo:font-size="10pt" fo:language="en" fo:country="US" fo:font-weight="bold" officeooo:paragraph-rsid="004019bc" style:font-size-asian="10pt" style:font-weight-asian="bold" style:font-name-complex="Century Gothic" style:font-size-complex="10pt"/>
    </style:style>
    <style:style style:name="P19" style:family="paragraph" style:parent-style-name="Standard">
      <style:text-properties style:font-name="Century Gothic" fo:font-size="10pt" fo:language="en" fo:country="GB" officeooo:paragraph-rsid="004019bc" style:font-size-asian="10pt" style:font-name-complex="Century Gothic" style:font-size-complex="10pt"/>
    </style:style>
    <style:style style:name="P20" style:family="paragraph" style:parent-style-name="Standard">
      <style:paragraph-properties fo:margin-left="0cm" fo:margin-right="0cm" fo:text-indent="1.249cm" style:auto-text-indent="false"/>
      <style:text-properties style:font-name="Century Gothic" fo:font-size="10pt" fo:language="en" fo:country="US" officeooo:paragraph-rsid="004019bc" style:font-size-asian="10pt" style:font-name-complex="Century Gothic" style:font-size-complex="10pt"/>
    </style:style>
    <style:style style:name="P21" style:family="paragraph" style:parent-style-name="Standard">
      <style:paragraph-properties fo:margin-left="0.635cm" fo:margin-right="0cm" fo:text-align="justify" style:justify-single-word="false" fo:text-indent="0cm" style:auto-text-indent="false"/>
      <style:text-properties style:font-name="Century Gothic" fo:font-size="10pt" fo:language="en" fo:country="US" officeooo:paragraph-rsid="004019bc" style:font-size-asian="10pt" style:font-name-complex="Century Gothic" style:font-size-complex="10pt"/>
    </style:style>
    <style:style style:name="P22" style:family="paragraph" style:parent-style-name="Standard">
      <style:text-properties style:font-name="Arial" fo:font-size="10pt" fo:language="en" fo:country="US" officeooo:paragraph-rsid="0054ee91" style:font-size-asian="10pt" style:font-name-complex="Century Gothic" style:font-size-complex="10pt"/>
    </style:style>
    <style:style style:name="P23"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24"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25"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26" style:family="paragraph" style:parent-style-name="Standard">
      <style:paragraph-properties fo:text-align="justify" style:justify-single-word="false"/>
      <style:text-properties style:font-name="Arial" fo:font-size="13pt" fo:language="en" fo:country="GB" fo:font-weight="bold" officeooo:paragraph-rsid="00018ea6" style:font-size-asian="13pt" style:font-weight-asian="bold" style:font-name-complex="Century Gothic" style:font-size-complex="13pt"/>
    </style:style>
    <style:style style:name="P27" style:family="paragraph" style:parent-style-name="Standard">
      <style:paragraph-properties fo:text-align="justify" style:justify-single-word="false"/>
      <style:text-properties style:font-name="Century Gothic" fo:font-size="10pt" fo:language="en" fo:country="US" officeooo:paragraph-rsid="004019bc" style:font-size-asian="10pt" style:language-asian="zxx" style:country-asian="none" style:font-name-complex="Century Gothic" style:font-size-complex="10pt"/>
    </style:style>
    <style:style style:name="P28" style:family="paragraph" style:parent-style-name="Standard" style:list-style-name="WW8Num26">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29" style:family="paragraph" style:parent-style-name="Standard" style:list-style-name="WW8Num26">
      <style:paragraph-properties fo:text-align="justify" style:justify-single-word="false"/>
      <style:text-properties style:font-name="Century Gothic" fo:font-size="10pt" fo:language="en" fo:country="US" officeooo:paragraph-rsid="0043402e" style:font-size-asian="10pt" style:font-name-complex="Century Gothic" style:font-size-complex="10pt"/>
    </style:style>
    <style:style style:name="P30"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31" style:family="paragraph" style:parent-style-name="Standard" style:list-style-name="WW8Num26">
      <style:paragraph-properties fo:text-align="justify" style:justify-single-word="false"/>
      <style:text-properties style:font-name="Century Gothic" fo:font-size="10pt" fo:language="en" fo:country="US" officeooo:rsid="001b1b0a" officeooo:paragraph-rsid="004019bc" style:font-size-asian="10pt" style:font-name-complex="Century Gothic" style:font-size-complex="10pt"/>
    </style:style>
    <style:style style:name="P32" style:family="paragraph" style:parent-style-name="Standard" style:list-style-name="WW8Num26">
      <style:paragraph-properties fo:text-align="justify" style:justify-single-word="false"/>
      <style:text-properties style:font-name="Century Gothic" fo:font-size="10pt" fo:language="en" fo:country="US" officeooo:rsid="004019bc" officeooo:paragraph-rsid="004019bc" style:font-size-asian="10pt" style:font-name-complex="Century Gothic" style:font-size-complex="10pt"/>
    </style:style>
    <style:style style:name="P33" style:family="paragraph" style:parent-style-name="Standard">
      <style:text-properties style:font-name="Century Gothic" fo:font-size="10pt" fo:language="en" fo:country="US" officeooo:rsid="004814e3" officeooo:paragraph-rsid="004814e3" style:font-size-asian="10pt" style:font-name-complex="Century Gothic" style:font-size-complex="10pt"/>
    </style:style>
    <style:style style:name="P34" style:family="paragraph" style:parent-style-name="Standard">
      <style:text-properties style:font-name="Century Gothic" fo:font-size="10pt" fo:language="en" fo:country="US" officeooo:rsid="0049d7b6" officeooo:paragraph-rsid="0049d7b6" style:font-size-asian="10pt" style:font-name-complex="Century Gothic" style:font-size-complex="10pt"/>
    </style:style>
    <style:style style:name="P35" style:family="paragraph" style:parent-style-name="Standard">
      <style:text-properties style:font-name="Century Gothic" fo:font-size="10pt" fo:language="en" fo:country="US" officeooo:rsid="0050b91d" officeooo:paragraph-rsid="0050b91d" style:font-size-asian="10pt" style:font-name-complex="Century Gothic" style:font-size-complex="10pt"/>
    </style:style>
    <style:style style:name="P36" style:family="paragraph" style:parent-style-name="Standard">
      <style:text-properties style:font-name="Century Gothic" fo:font-size="10pt" fo:language="en" fo:country="GB" fo:font-weight="bold" officeooo:paragraph-rsid="004019bc" style:font-size-asian="10pt" style:font-weight-asian="bold" style:font-name-complex="Century Gothic" style:font-size-complex="10pt"/>
    </style:style>
    <style:style style:name="P3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3e86e9" style:font-size-asian="10pt" style:font-weight-asian="normal" style:font-name-complex="Century Gothic" style:font-weight-complex="normal"/>
    </style:style>
    <style:style style:name="P38"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46f3cb" style:font-size-asian="10pt" style:font-weight-asian="normal" style:font-name-complex="Century Gothic" style:font-weight-complex="normal"/>
    </style:style>
    <style:style style:name="P39"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535b5d" style:font-size-asian="10pt" style:font-weight-asian="normal" style:font-name-complex="Century Gothic" style:font-weight-complex="normal"/>
    </style:style>
    <style:style style:name="P40"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535b5d" style:font-size-asian="10pt" style:font-weight-asian="normal" style:font-name-complex="Century Gothic" style:font-weight-complex="normal"/>
    </style:style>
    <style:style style:name="P41"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paragraph-rsid="00535b5d" style:font-size-asian="10pt" style:font-weight-asian="normal" style:font-name-complex="Century Gothic" style:font-weight-complex="normal"/>
    </style:style>
    <style:style style:name="P42"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2119c7" style:font-size-asian="10pt" style:font-name-complex="Century Gothic"/>
    </style:style>
    <style:style style:name="P4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199e18" style:font-size-asian="10pt" style:font-name-complex="Century Gothic"/>
    </style:style>
    <style:style style:name="P44"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535b5d" style:font-size-asian="10pt" style:font-name-complex="Century Gothic"/>
    </style:style>
    <style:style style:name="P45"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52ef88" officeooo:paragraph-rsid="00535b5d" style:font-size-asian="10pt" style:font-weight-asian="bold" style:font-name-complex="Century Gothic" style:font-weight-complex="bold"/>
    </style:style>
    <style:style style:name="P46"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535b5d" style:font-size-asian="10pt" style:font-weight-asian="bold" style:font-name-complex="Century Gothic" style:font-weight-complex="bold"/>
    </style:style>
    <style:style style:name="P4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535b5d" style:font-size-asian="10pt" style:font-weight-asian="bold" style:font-name-complex="Century Gothic"/>
    </style:style>
    <style:style style:name="P48" style:family="paragraph" style:parent-style-name="Standard" style:list-style-name="WW8Num26">
      <style:paragraph-properties fo:text-align="justify" style:justify-single-word="false"/>
      <style:text-properties fo:language="en" fo:country="US" officeooo:paragraph-rsid="004019bc"/>
    </style:style>
    <style:style style:name="P49" style:family="paragraph" style:parent-style-name="Standard">
      <style:paragraph-properties fo:text-align="justify" style:justify-single-word="false"/>
      <style:text-properties officeooo:paragraph-rsid="000c637d"/>
    </style:style>
    <style:style style:name="P50" style:family="paragraph" style:parent-style-name="Standard" style:list-style-name="L1">
      <style:paragraph-properties fo:text-align="start" style:justify-single-word="false"/>
      <style:text-properties officeooo:paragraph-rsid="003052f7"/>
    </style:style>
    <style:style style:name="P51" style:family="paragraph" style:parent-style-name="Standard" style:list-style-name="L1">
      <style:paragraph-properties fo:text-align="start" style:justify-single-word="false"/>
      <style:text-properties officeooo:paragraph-rsid="003879c5"/>
    </style:style>
    <style:style style:name="P52" style:family="paragraph" style:parent-style-name="Standard">
      <style:paragraph-properties fo:text-align="start" style:justify-single-word="false"/>
      <style:text-properties officeooo:paragraph-rsid="003879c5"/>
    </style:style>
    <style:style style:name="P53" style:family="paragraph" style:parent-style-name="Standard">
      <style:paragraph-properties fo:text-align="start" style:justify-single-word="false"/>
      <style:text-properties officeooo:rsid="003879c5" officeooo:paragraph-rsid="003879c5"/>
    </style:style>
    <style:style style:name="P54" style:family="paragraph" style:parent-style-name="Standard">
      <style:paragraph-properties fo:text-align="start" style:justify-single-word="false"/>
      <style:text-properties fo:font-weight="bold" officeooo:rsid="0052ef88" officeooo:paragraph-rsid="0052ef88" style:font-weight-asian="bold" style:font-weight-complex="bold"/>
    </style:style>
    <style:style style:name="P55" style:family="paragraph" style:parent-style-name="Standard">
      <style:paragraph-properties fo:text-align="start" style:justify-single-word="false"/>
      <style:text-properties fo:font-weight="bold" officeooo:rsid="0054ee91" officeooo:paragraph-rsid="0052ef88" style:font-weight-asian="bold" style:font-weight-complex="bold"/>
    </style:style>
    <style:style style:name="P56" style:family="paragraph" style:parent-style-name="Standard">
      <style:paragraph-properties fo:text-align="start" style:justify-single-word="false"/>
      <style:text-properties officeooo:rsid="0052ef88" officeooo:paragraph-rsid="0052ef88"/>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font-weight="bold" style:font-weight-asian="bold" style:font-weight-complex="bold"/>
    </style:style>
    <style:style style:name="T4" style:family="text">
      <style:text-properties fo:font-weight="bold" officeooo:rsid="0045de63" style:font-weight-asian="bold" style:font-weight-complex="bold"/>
    </style:style>
    <style:style style:name="T5" style:family="text">
      <style:text-properties fo:font-style="italic" fo:font-weight="bold" officeooo:rsid="00329698" style:font-style-asian="italic" style:font-weight-asian="bold" style:font-style-complex="italic" style:font-weight-complex="bold"/>
    </style:style>
    <style:style style:name="T6" style:family="text">
      <style:text-properties fo:font-style="italic" fo:font-weight="bold" officeooo:rsid="0045de63" style:font-style-asian="italic" style:font-weight-asian="bold" style:font-style-complex="italic" style:font-weight-complex="bold"/>
    </style:style>
    <style:style style:name="T7" style:family="text">
      <style:text-properties fo:font-style="italic" fo:font-weight="bold" officeooo:rsid="0054ee91" style:font-style-asian="italic" style:font-weight-asian="bold" style:font-style-complex="italic" style:font-weight-complex="bold"/>
    </style:style>
    <style:style style:name="T8" style:family="text">
      <style:text-properties fo:font-style="italic" officeooo:rsid="0045de63"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535b5d" style:font-weight-asian="normal" style:font-weight-complex="normal"/>
    </style:style>
    <style:style style:name="T11" style:family="text">
      <style:text-properties officeooo:rsid="0003a438"/>
    </style:style>
    <style:style style:name="T12" style:family="text">
      <style:text-properties officeooo:rsid="001e63d6"/>
    </style:style>
    <style:style style:name="T13" style:family="text">
      <style:text-properties officeooo:rsid="003052f7"/>
    </style:style>
    <style:style style:name="T14" style:family="text">
      <style:text-properties officeooo:rsid="00329698"/>
    </style:style>
    <style:style style:name="T15" style:family="text">
      <style:text-properties officeooo:rsid="003879c5"/>
    </style:style>
    <style:style style:name="T16" style:family="text">
      <style:text-properties officeooo:rsid="003e86e9"/>
    </style:style>
    <style:style style:name="T17" style:family="text">
      <style:text-properties style:font-name="Century Gothic" fo:font-size="10pt" style:font-size-asian="10pt" style:font-name-complex="Century Gothic" style:font-size-complex="10pt"/>
    </style:style>
    <style:style style:name="T18" style:family="text">
      <style:text-properties style:font-name="Century Gothic" fo:font-size="10pt" officeooo:rsid="0045de63" style:font-size-asian="10pt" style:font-name-complex="Century Gothic" style:font-size-complex="10pt"/>
    </style:style>
    <style:style style:name="T19" style:family="text">
      <style:text-properties style:font-name="Century Gothic" fo:font-size="10pt" style:font-size-asian="10pt" style:font-name-complex="Courier New" style:font-size-complex="10pt"/>
    </style:style>
    <style:style style:name="T20" style:family="text">
      <style:text-properties style:font-name="Century Gothic" fo:language="en" fo:country="US" style:font-name-asian="Century Gothic" style:font-name-complex="Century Gothic" style:font-size-complex="10pt"/>
    </style:style>
    <style:style style:name="T21" style:family="text">
      <style:text-properties style:font-name="Century Gothic" fo:language="en" fo:country="GB" fo:font-weight="bold" style:font-weight-asian="bold" style:font-name-complex="Century Gothic" style:font-size-complex="10pt"/>
    </style:style>
    <style:style style:name="T22" style:family="text">
      <style:text-properties style:font-name="Century Gothic" fo:font-style="normal" officeooo:rsid="00329698" style:font-style-asian="normal" style:font-style-complex="normal"/>
    </style:style>
    <style:style style:name="T23" style:family="text">
      <style:text-properties style:font-name="Century Gothic" fo:font-style="italic" fo:font-weight="bold" officeooo:rsid="00329698" style:font-style-asian="italic" style:font-weight-asian="bold" style:font-style-complex="italic" style:font-weight-complex="bold"/>
    </style:style>
    <style:style style:name="T24" style:family="text">
      <style:text-properties officeooo:rsid="0019fa96"/>
    </style:style>
    <style:style style:name="T25" style:family="text">
      <style:text-properties style:font-name="Courier New" fo:font-size="11pt" style:font-size-asian="11pt" style:font-name-complex="Courier New" style:font-size-complex="11pt"/>
    </style:style>
    <style:style style:name="T26" style:family="text">
      <style:text-properties style:font-name-asian="Century Gothic"/>
    </style:style>
    <style:style style:name="T27" style:family="text">
      <style:text-properties officeooo:rsid="001b1b0a"/>
    </style:style>
    <style:style style:name="T28" style:family="text">
      <style:text-properties fo:language="en" fo:country="GB" fo:font-weight="bold" style:font-weight-asian="bold" style:font-size-complex="10pt"/>
    </style:style>
    <style:style style:name="T29" style:family="text">
      <style:text-properties officeooo:rsid="004019bc"/>
    </style:style>
    <style:style style:name="T30" style:family="text">
      <style:text-properties officeooo:rsid="004351c5"/>
    </style:style>
    <style:style style:name="T31" style:family="text">
      <style:text-properties officeooo:rsid="0045de63"/>
    </style:style>
    <style:style style:name="T32" style:family="text">
      <style:text-properties officeooo:rsid="004814e3"/>
    </style:style>
    <style:style style:name="T33" style:family="text">
      <style:text-properties officeooo:rsid="0049d7b6"/>
    </style:style>
    <style:style style:name="T34" style:family="text">
      <style:text-properties fo:font-style="normal" style:font-style-asian="normal" style:font-style-complex="normal"/>
    </style:style>
    <style:style style:name="T35" style:family="text">
      <style:text-properties fo:font-style="normal" officeooo:rsid="000955c9" style:font-style-asian="normal" style:font-style-complex="normal"/>
    </style:style>
    <style:style style:name="T36" style:family="text">
      <style:text-properties fo:font-style="normal" officeooo:rsid="0052ef88" style:font-style-asian="normal" style:font-style-complex="normal"/>
    </style:style>
    <style:style style:name="T37" style:family="text">
      <style:text-properties fo:font-style="normal" officeooo:rsid="00329698" style:font-style-asian="normal" style:font-style-complex="normal"/>
    </style:style>
    <style:style style:name="T38" style:family="text">
      <style:text-properties officeooo:rsid="00535b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Exercise 3</text:span><text:span text:style-name="T1">: </text:span><text:span text:style-name="T2">Vending Machine Revamped</text:span></text:p>
      <text:p text:style-name="P24"/>
      <text:p text:style-name="P25">Python Programming Bootcamp by Dr Rohitash Chandra, UNSW, 2021</text:p>
      <text:p text:style-name="P25"/>
      <text:p text:style-name="P2">Introduction</text:p>
      <text:p text:style-name="P4"/>
      <text:p text:style-name="P22"><text:span text:style-name="T34">The goal of this assignment is to help you practice </text:span><text:span text:style-name="T35"><text:s/></text:span><text:span text:style-name="T34"><text:s/>programming </text:span><text:span text:style-name="T36">with emphasis to classes and object oriented programming. </text:span><text:span text:style-name="T22">Your are required to use</text:span><text:span text:style-name="T23"> object oriented programming</text:span><text:span text:style-name="T22"> techniques in your program. </text:span></text:p>
      <text:p text:style-name="P22"><text:span text:style-name="T22"><text:s/></text:span></text:p>
      <text:p text:style-name="P1"><text:span text:style-name="T3">Workload: </text:span><text:span text:style-name="T9">15</text:span> Hours. You can work on this assignment on your own or as a team of 2 members. <text:span text:style-name="T12">You can also </text:span>work on your own. <text:s/><text:span text:style-name="T11"><text:s/></text:span></text:p>
      <text:p text:style-name="P23"><text:s/></text:p>
      <text:p text:style-name="P5"/>
      <text:p text:style-name="P7">Description</text:p>
      <text:p text:style-name="P26"><text:s/></text:p>
      <text:p text:style-name="P27">You are to write a program that simulates a vending machine, i.e. the sale of items, coin counting and change giving.</text:p>
      <text:p text:style-name="P18"/>
      <text:p text:style-name="P12">A customer will deposit an initial amount of money and buy item from the vending machine by making a sequence of selections. Your program must check that the customer makes a valid selection. The price of each item will be deducted from the initial deposit. Once the customer has finished his/her selections, your vending machine calculates the denominations of coins that are to be returned to the customer as change. Assume that only <text:span text:style-name="T24">$1, 50 cents, 20 cents, 10 cents and 5 cents </text:span>coins are available for making change. <text:s/></text:p>
      <text:p text:style-name="P12"/>
      <text:p text:style-name="P12">You may assume that the customer has deposited sufficient cash for the sum of all his selections. </text:p>
      <text:p text:style-name="P12"/>
      <text:p text:style-name="P12">There are 10 of each item at the beginning of each day. If a customer selects an item that is no longer available, then the vending machine will display an error message. Your vending machine starts when it is switched on and only stops when power is shut off.</text:p>
      <text:p text:style-name="P12"/>
      <text:p text:style-name="P14"/>
      <text:p text:style-name="P14">The following selections are on offer;</text:p>
      <text:p text:style-name="P14"/>
      <text:p text:style-name="P20">1. Water<text:tab/><text:tab/><text:span text:style-name="T24">$</text:span>0.75 <text:s/></text:p>
      <text:p text:style-name="P20">2. <text:s/>Coke<text:tab/><text:tab/><text:span text:style-name="T24">$</text:span>1.20 <text:s/></text:p>
      <text:p text:style-name="P20">3. Diet Coke<text:tab/><text:tab/><text:span text:style-name="T24">$</text:span>1.20 <text:s/></text:p>
      <text:p text:style-name="P20">4. Iced Tea<text:tab/><text:tab/><text:span text:style-name="T24">$</text:span>1.00 <text:s/></text:p>
      <text:p text:style-name="P20">5. Swiss Chocolate<text:tab/><text:span text:style-name="T24">$</text:span>1.50 <text:s/></text:p>
      <text:p text:style-name="P20">6. Candy<text:tab/><text:tab/><text:span text:style-name="T24">$</text:span>0.95 <text:s/></text:p>
      <text:p text:style-name="P20">7. Chips<text:tab/><text:tab/><text:span text:style-name="T24">$</text:span>1.10 <text:s/></text:p>
      <text:p text:style-name="P20">8. Bubble Gum<text:tab/><text:span text:style-name="T24">$</text:span>0.50 <text:s/></text:p>
      <text:p text:style-name="P20">9. Turkish Delight<text:tab/><text:span text:style-name="T24">$</text:span>1.20 <text:s/></text:p>
      <text:p text:style-name="P20">10. End of Transaction</text:p>
      <text:p text:style-name="P20"/>
      <text:p text:style-name="P20"/>
      <text:p text:style-name="P12"/>
      <text:p text:style-name="P17">Programming Requirements</text:p>
      <text:p text:style-name="P12"/>
      <text:list xml:id="list362864608" text:style-name="WW8Num26">
        <text:list-item>
          <text:p text:style-name="P48"><text:span text:style-name="T18">Create a VendingMachine class and <text:s/></text:span><text:span text:style-name="T17"><text:s/>implement </text:span><text:span text:style-name="T18">methods</text:span><text:span text:style-name="T17"> </text:span><text:span text:style-name="T25">ShowMenu(), MakeSelection(), ReturnChange(), </text:span><text:span text:style-name="T19">and</text:span><text:span text:style-name="T25"> DisplayErrorMessage()</text:span><text:span text:style-name="T17"> with the appropriate parameters. <text:s/></text:span><text:span text:style-name="T18">Appropriate Data Encapsulation techniques should be used. </text:span></text:p>
        </text:list-item>
      </text:list>
      <text:p text:style-name="P21"/>
      <text:list xml:id="list143354133761251" text:continue-numbering="true" text:style-name="WW8Num26">
        <text:list-item>
          <text:p text:style-name="P28">Your program should be written in such a way that it can easily be changed to accommodate new items for sale and different coin denominations, i.e. changes to your program should be limited to the declaration parts.</text:p>
        </text:list-item>
      </text:list>
      <text:p text:style-name="P21"><text:soft-page-break/></text:p>
      <text:list xml:id="list143352908207207" text:continue-numbering="true" text:style-name="WW8Num26">
        <text:list-item>
          <text:p text:style-name="P28">If the current balance is not sufficient to cover a customer’s selection, then the vending machine will prompt the user to deposit more money before delivering the selected item. The customer has to keep topping up the amount until the balance is sufficient to cover the price of the selected item.</text:p>
        </text:list-item>
      </text:list>
      <text:p text:style-name="P21"/>
      <text:list xml:id="list143354400922385" text:continue-numbering="true" text:style-name="WW8Num26">
        <text:list-item>
          <text:p text:style-name="P28"><text:span text:style-name="T26"><text:s/></text:span>As part of routine maintenance – when <text:s/>selection 99 is entered, the vending machine will expect a secret pin code in order for maintenance to proceed; do not display this selection to the customer – all items in the vending machine are restocked. Also, the number of sales for each item, the total balance given and the net income for that day are displayed.</text:p>
        </text:list-item>
      </text:list>
      <text:p text:style-name="P21"/>
      <text:list xml:id="list143354793299510" text:continue-numbering="true" text:style-name="WW8Num26">
        <text:list-item>
          <text:p text:style-name="P28">Assume that the vending machine starts every morning with a fixed number of coins of each denomination. If the vending machine has run out of a particular coin, then alternate means for giving change must be found. If no accurate change can be returned to the customer, then his/her current selection will be <text:span text:style-name="T27">ignored.</text:span></text:p>
          <text:p text:style-name="P31"/>
        </text:list-item>
        <text:list-item>
          <text:p text:style-name="P28"><text:span text:style-name="T29">Your machine should monitor if you have enough items. If you do not have enough items, your machine should print a message that can be either emailed, else placed to a file. </text:span></text:p>
          <text:p text:style-name="P32"/>
        </text:list-item>
        <text:list-item>
          <text:p text:style-name="P29"><text:span text:style-name="T30">Assume that you have a number of vending machines around the country. Each vending machine has a unique ID with details about it address, and who is responsible to manage. This information can be implemented as another Class that is a friend of Class Vending machine. A Class called</text:span><text:span text:style-name="T8"> </text:span><text:span text:style-name="T6">Machine</text:span><text:span text:style-name="T7">List</text:span><text:span text:style-name="T4"> </text:span><text:span text:style-name="T31">will contain a list of all the vending machines that can be search via ID or location and their information of transaction can be displayed. You should use appropriate OOP features such as Friendship and Inheritance to design the necessary classes that makes a nation wide Vending Machine System. </text:span></text:p>
        </text:list-item>
      </text:list>
      <text:p text:style-name="P12"/>
      <text:p text:style-name="P12"/>
      <text:p text:style-name="P36"/>
      <text:p text:style-name="P42"><text:span text:style-name="T28">Grading</text:span></text:p>
      <text:p text:style-name="P19"/>
      <text:p text:style-name="P19">Your program will be graded as follows:</text:p>
      <text:p text:style-name="P19"/>
      <table:table table:name="Table1" table:style-name="Table1">
        <table:table-column table:style-name="Table1.A"/>
        <table:table-column table:style-name="Table1.B"/>
        <table:table-row table:style-name="Table1.1">
          <table:table-cell table:style-name="Table1.A1" office:value-type="string">
            <text:p text:style-name="P18">Grading Point</text:p>
          </table:table-cell>
          <table:table-cell table:style-name="Table1.B1" office:value-type="string">
            <text:p text:style-name="P18">Marks</text:p>
          </table:table-cell>
        </table:table-row>
        <table:table-row table:style-name="Table1.1">
          <table:table-cell table:style-name="Table1.A1" office:value-type="string">
            <text:p text:style-name="P14"><text:span text:style-name="T32">OOP Design, Menu and </text:span>Make selection</text:p>
          </table:table-cell>
          <table:table-cell table:style-name="Table1.B1" office:value-type="string">
            <text:p text:style-name="P14"><text:span text:style-name="T32">20</text:span></text:p>
          </table:table-cell>
        </table:table-row>
        <table:table-row table:style-name="Table1.1">
          <table:table-cell table:style-name="Table1.A1" office:value-type="string">
            <text:p text:style-name="P14">Return change</text:p>
          </table:table-cell>
          <table:table-cell table:style-name="Table1.B1" office:value-type="string">
            <text:p text:style-name="P14">10</text:p>
          </table:table-cell>
        </table:table-row>
        <table:table-row table:style-name="Table1.1">
          <table:table-cell table:style-name="Table1.A1" office:value-type="string">
            <text:p text:style-name="P15">Display error message <text:span text:style-name="T32">and Cash top-up</text:span></text:p>
          </table:table-cell>
          <table:table-cell table:style-name="Table1.B1" office:value-type="string">
            <text:p text:style-name="P14">10</text:p>
          </table:table-cell>
        </table:table-row>
        <table:table-row table:style-name="Table1.1">
          <table:table-cell table:style-name="Table1.A1" office:value-type="string">
            <text:p text:style-name="P14">Vending machine maintenance</text:p>
          </table:table-cell>
          <table:table-cell table:style-name="Table1.B1" office:value-type="string">
            <text:p text:style-name="P14">10</text:p>
          </table:table-cell>
        </table:table-row>
        <table:table-row table:style-name="Table1.1">
          <table:table-cell table:style-name="Table1.A1" office:value-type="string">
            <text:p text:style-name="P33">Alternate change</text:p>
          </table:table-cell>
          <table:table-cell table:style-name="Table1.B1" office:value-type="string">
            <text:p text:style-name="P34">10</text:p>
          </table:table-cell>
        </table:table-row>
        <table:table-row table:style-name="Table1.1">
          <table:table-cell table:style-name="Table1.A1" office:value-type="string">
            <text:p text:style-name="P35">Efficiency </text:p>
          </table:table-cell>
          <table:table-cell table:style-name="Table1.B1" office:value-type="string">
            <text:p text:style-name="P35">10</text:p>
          </table:table-cell>
        </table:table-row>
        <table:table-row table:style-name="Table1.1">
          <table:table-cell table:style-name="Table1.A1" office:value-type="string">
            <text:p text:style-name="P33">Enough Items in Machine </text:p>
          </table:table-cell>
          <table:table-cell table:style-name="Table1.B1" office:value-type="string">
            <text:p text:style-name="P14">10</text:p>
          </table:table-cell>
        </table:table-row>
        <table:table-row table:style-name="Table1.1">
          <table:table-cell table:style-name="Table1.A1" office:value-type="string">
            <text:p text:style-name="P15">Code quality (e.g., variable names, formulation of selection statements and loops, etc) <text:span text:style-name="T32">OOP features</text:span></text:p>
          </table:table-cell>
          <table:table-cell table:style-name="Table1.B1" office:value-type="string">
            <text:p text:style-name="P16"><text:span text:style-name="T33">15</text:span></text:p>
          </table:table-cell>
        </table:table-row>
      </table:table>
      <text:p text:style-name="P14"/>
      <text:p text:style-name="P13"/>
      <text:p text:style-name="P3">Resources: </text:p>
      <text:p text:style-name="P49"><text:s/></text:p>
      <text:list xml:id="list4212969129" text:style-name="L1">
        <text:list-item>
          <text:p text:style-name="P50"><text:span text:style-name="T13">Python Tutorial: </text:span><text:a xlink:type="simple" xlink:href="http://www.tutorialspoint.com/python/" text:style-name="Internet_20_link" text:visited-style-name="Visited_20_Internet_20_Link"><text:span text:style-name="T13">http://www.tutorialspoint.com/python/</text:span></text:a></text:p>
        </text:list-item>
        <text:list-item>
          <text:p text:style-name="P51"><text:span text:style-name="T15">Python Examples: </text:span><text:a xlink:type="simple" xlink:href="http://sandbox.mc.edu/~bennet/python/code/" text:style-name="Internet_20_link" text:visited-style-name="Visited_20_Internet_20_Link"><text:span text:style-name="T15">http://sandbox.mc.edu/~bennet/python/code/</text:span></text:a></text:p>
        </text:list-item>
      </text:list>
      <text:p text:style-name="P52"/>
      <text:p text:style-name="P55"/>
      <text:p text:style-name="P54"/>
      <text:p text:style-name="P54"/>
      <text:p text:style-name="P54"/>
      <text:p text:style-name="P54"/>
      <text:p text:style-name="P44"/>
      <text:p text:style-name="P46"><text:soft-page-break/>Extra <text:span text:style-name="T38">work</text:span> <text:span text:style-name="T10">(this is not part of this bootcamp – but can be done later)</text:span></text:p>
      <text:p text:style-name="P40"/>
      <text:p text:style-name="P41"><text:span text:style-name="T16">Implement a Graphics User Interface (GUI) that creatively highlights the features of your vending machine. (20 Points)</text:span></text:p>
      <text:p text:style-name="P39"/>
      <text:p text:style-name="P39">Make your Vending Machine Transactions become updated in a Web Server that runs SQL or MySQL. Therefore, each time a vending machine transaction happens, information about the particular vending machine should be updated to the database, with location and ID. (20 Points)</text:p>
      <text:p text:style-name="P47"/>
      <text:p text:style-name="P45"><text:s/></text:p>
      <text:p text:style-name="P54"/>
      <text:p text:style-name="P56"/>
      <text:p text:style-name="P5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14:33:37.999472176</dc:date>
    <meta:editing-duration>PT3H51M15S</meta:editing-duration>
    <meta:editing-cycles>84</meta:editing-cycles>
    <meta:document-statistic meta:table-count="1" meta:image-count="0" meta:object-count="0" meta:page-count="3" meta:paragraph-count="61" meta:word-count="797" meta:character-count="4834" meta:non-whitespace-character-count="4047"/>
  </office:meta>
</office:document-meta>
</file>